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4f79" officeooo:paragraph-rsid="00093d94"/>
    </style:style>
    <style:style style:name="P2" style:family="paragraph" style:parent-style-name="Standard">
      <style:text-properties officeooo:rsid="00084f79" officeooo:paragraph-rsid="001b2bf6"/>
    </style:style>
    <style:style style:name="P3" style:family="paragraph" style:parent-style-name="Standard">
      <style:text-properties officeooo:paragraph-rsid="001b2bf6"/>
    </style:style>
    <style:style style:name="P4" style:family="paragraph" style:parent-style-name="Standard">
      <style:text-properties fo:font-size="14pt" officeooo:rsid="00084f79" officeooo:paragraph-rsid="001b2bf6" style:font-size-asian="14pt" style:font-size-complex="14pt"/>
    </style:style>
    <style:style style:name="P5" style:family="paragraph" style:parent-style-name="Standard">
      <style:text-properties officeooo:paragraph-rsid="001e900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b2bf6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1b2bf6"/>
    </style:style>
    <style:style style:name="T6" style:family="text">
      <style:text-properties officeooo:rsid="001ca4be"/>
    </style:style>
    <style:style style:name="T7" style:family="text">
      <style:text-properties officeooo:rsid="001e9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té séance </text:span><text:span text:style-name="T2">3</text:span><text:line-break/><text:span text:style-name="T5">21</text:span><text:span text:style-name="T4">/10/2024</text:span><text:line-break/></text:p>
      <text:p text:style-name="P2"><text:span text:style-name="T5">Moyens mis en place pour effectuer les attaques informatiques :</text:span></text:p>
      <text:p text:style-name="P2"><text:tab/>- <text:span text:style-name="T6">Hermeticawiper, suppression de données</text:span></text:p>
      <text:p text:style-name="P2"><text:tab/>- <text:span text:style-name="T6">Cyclops, supprime les firewalls</text:span></text:p>
      <text:p text:style-name="P2"><text:tab/>- <text:span text:style-name="T6">Attaques Scala, attaques sur les infrastructures critiques</text:span></text:p>
      <text:p text:style-name="P2"><text:tab/>- <text:span text:style-name="T7">Embauche de cyber mercenaires</text:span></text:p>
      <text:p text:style-name="P2"><text:tab/>- <text:span text:style-name="T7">Hackers</text:span></text:p>
      <text:p text:style-name="P2"/>
      <text:p text:style-name="P2"><text:span text:style-name="T5">Les types d’acteurs :</text:span></text:p>
      <text:p text:style-name="P2"><text:tab/>- <text:span text:style-name="T6">Ministère de l’intérieur<text:line-break/><text:tab/>- </text:span><text:span text:style-name="T7">Etats</text:span></text:p>
      <text:p text:style-name="P2"><text:tab/>- <text:span text:style-name="T6">Séparatistes</text:span></text:p>
      <text:p text:style-name="P2"><text:tab/>- <text:span text:style-name="T6">Groupuscules de la société civile</text:span></text:p>
      <text:p text:style-name="P2"><text:tab/>- <text:span text:style-name="T6">Cyber mercenaires</text:span></text:p>
      <text:p text:style-name="P2"><text:tab/>- <text:span text:style-name="T6">ONG</text:span></text:p>
      <text:p text:style-name="P2"><text:tab/>- <text:span text:style-name="T6">Hackers</text:span></text:p>
      <text:p text:style-name="P2"><text:tab/>- <text:span text:style-name="T7">Sociétés de cyber sécurité</text:span></text:p>
      <text:p text:style-name="P2"><text:tab/>- <text:span text:style-name="T7">Agences nationales</text:span></text:p>
      <text:p text:style-name="P2"/>
      <text:p text:style-name="P3"><text:span text:style-name="T5">Réponses techniques et impacts :</text:span></text:p>
      <text:p text:style-name="P3"><text:tab/>- <text:span text:style-name="T6">Protection des ressources </text:span><text:span text:style-name="T7">collectives </text:span><text:span text:style-name="T6">(électricité, nourriture…)</text:span></text:p>
      <text:p text:style-name="P3"><text:tab/>- <text:span text:style-name="T7">Cyber campus</text:span></text:p>
      <text:p text:style-name="P5"><text:tab/>- <text:span text:style-name="T7">Service de repérage d’opération de désinformations</text:span></text:p>
      <text:p text:style-name="P5"><text:tab/>- <text:span text:style-name="T6">Sécurité des installations étatiques et civiles<text:line-break/><text:tab/>- Communication</text:span></text:p>
      <text:p text:style-name="P5"><text:tab/>- <text:span text:style-name="T6">Fourniture en viande ou pétrole</text:span></text:p>
      <text:p text:style-name="P5"><text:tab/>- <text:span text:style-name="T6">Vol de données</text:span></text:p>
      <text:p text:style-name="P5"><text:tab/>- <text:span text:style-name="T6">Propagande</text:span></text:p>
      <text:p text:style-name="P5"><text:tab/>- <text:span text:style-name="T6">Menac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" style:font-family-asian="'Source Han Sans CN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1:42:09.680501612</meta:creation-date>
    <dc:date>2024-10-21T20:59:26.654013636</dc:date>
    <meta:editing-duration>PT1H19M19S</meta:editing-duration>
    <meta:editing-cycles>16</meta:editing-cycles>
    <meta:generator>LibreOffice/24.2.6.2$Linux_X86_64 LibreOffice_project/420$Build-2</meta:generator>
    <meta:document-statistic meta:table-count="0" meta:image-count="0" meta:object-count="0" meta:page-count="1" meta:paragraph-count="25" meta:word-count="117" meta:character-count="772" meta:non-whitespace-character-count="656"/>
  </office:meta>
</office:document-meta>
</file>